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3" table:number-columns-repeated="64" table:default-cell-style-name="Default"/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4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5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 4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8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4</text:p>
          </table:table-cell>
          <table:table-cell table:number-columns-repeated="11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0:48:19.232353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3T20:49:02.612561051</dc:date>
    <meta:editing-duration>PT4H27M30S</meta:editing-duration>
    <meta:editing-cycles>11</meta:editing-cycles>
    <meta:generator>LibreOffice/6.3.5.2$Linux_X86_64 LibreOffice_project/30$Build-2</meta:generator>
    <meta:document-statistic meta:table-count="2" meta:cell-count="726" meta:object-count="0"/>
  </office:meta>
</office:document-meta>
</file>